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d8fb" officeooo:paragraph-rsid="000cd8fb"/>
    </style:style>
    <style:style style:name="P5" style:family="paragraph" style:parent-style-name="Title">
      <style:text-properties style:font-name="Georgia" officeooo:rsid="000cd8fb" officeooo:paragraph-rsid="000cd8fb"/>
    </style:style>
    <style:style style:name="P6" style:family="paragraph" style:parent-style-name="Text_20_body">
      <style:paragraph-properties fo:text-align="start" style:justify-single-word="false"/>
      <style:text-properties style:font-name="Georgia" officeooo:rsid="000e1e35" officeooo:paragraph-rsid="000e1e35"/>
    </style:style>
    <style:style style:name="P7" style:family="paragraph" style:parent-style-name="Text_20_body">
      <style:paragraph-properties fo:text-align="start" style:justify-single-word="false"/>
      <style:text-properties style:font-name="Georgia" officeooo:rsid="000e1e35" officeooo:paragraph-rsid="000e1e35"/>
    </style:style>
    <style:style style:name="T1" style:family="text">
      <style:text-properties officeooo:rsid="000f6630"/>
    </style:style>
    <style:style style:name="T2" style:family="text">
      <style:text-properties officeooo:rsid="00100b21"/>
    </style:style>
    <style:style style:name="T3" style:family="text">
      <style:text-properties officeooo:rsid="0011bc10"/>
    </style:style>
    <style:style style:name="T4" style:family="text">
      <style:text-properties officeooo:rsid="00127f22"/>
    </style:style>
    <style:style style:name="T5" style:family="text">
      <style:text-properties officeooo:rsid="0013f054"/>
    </style:style>
    <style:style style:name="T6" style:family="text">
      <style:text-properties officeooo:rsid="0018b8a2"/>
    </style:style>
    <style:style style:name="T7" style:family="text">
      <style:text-properties officeooo:rsid="00199abb"/>
    </style:style>
    <style:style style:name="T8" style:family="text">
      <style:text-properties officeooo:rsid="001ae959"/>
    </style:style>
    <style:style style:name="T9" style:family="text">
      <style:text-properties officeooo:rsid="001c1033"/>
    </style:style>
    <style:style style:name="T10" style:family="text">
      <style:text-properties officeooo:rsid="001d9c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bjects In Motion</text:p>
      <text:p text:style-name="P3">210</text:p>
      <text:p text:style-name="P4">by Kyle Eggleston</text:p>
      <text:p text:style-name="P4"/>
      <text:h text:style-name="Heading_20_1" text:outline-level="1">Two Lifetimes Ago</text:h>
      <text:p text:style-name="P6"><text:tab/>Nokev stood on the balcony of an alien world. He watched as the three moons were setting and the sun was rising. Life out on The Rim wasn’t as glamorous as it seemed. Back home he had a steady flow of income, out here he had to fight for survival every day. Nokev wouldn’t miss it for the world, it was truly a sight to behold.</text:p>
      <text:p text:style-name="P6"><text:tab/>It had been <text:span text:style-name="T2">fifty</text:span> years since he had left his home world of Shuka behind. <text:span text:style-name="T3">Fifty</text:span> years of exploring whatever was out there to be explored. <text:span text:style-name="T3">Fifty years away from his wife and daughter, he assumed Norev was dead by now according to Shuka lifespans.</text:span> Nokev had his run-ins with hostile aliens and the like, but always managed to find a way around them or through them.</text:p>
      <text:p text:style-name="P6"><text:tab/><text:span text:style-name="T1">The Rim was full of wondrous things to experience. There never was a dull moment for Nokev, he was always excited to see what was out there.</text:span></text:p>
      <text:p text:style-name="P6"><text:tab/><text:span text:style-name="T4">Feeling an arm wrap around him, Nokev smiled. She was awake.</text:span></text:p>
      <text:p text:style-name="P6"><text:tab/>“<text:span text:style-name="T4">You’re up early.” Alicia said.</text:span></text:p>
      <text:p text:style-name="P6"><text:tab/><text:span text:style-name="T4">Nokev breathed in the sunlight and exhaled. “Yeah, I couldn’t sleep. You know how it is on this planet. Hardly any rest when there are things to do.”</text:span></text:p>
      <text:p text:style-name="P6"><text:tab/><text:span text:style-name="T4">Alicia laughed at the thought. “Things to do huh? Am I one of those things?”</text:span></text:p>
      <text:p text:style-name="P6"><text:tab/><text:span text:style-name="T4">Nokev turned to face her. “No of course not.” He answered. “You are so much more than that my dear.” He kissed her. </text:span><text:span text:style-name="T5">Nokev didn’t feel any shame in finding another mate, it had been fifty years as it was. He wasn’t aging and couldn’t be expected to be celibate for the rest of his life. He had to move on. Time moved on, why wouldn’t he move on with it?</text:span></text:p>
      <text:p text:style-name="P6"><text:tab/><text:span text:style-name="T6">Alicia looked at Nokev. “So, you don’t age.” She said. “Why exactly is that?”</text:span></text:p>
      <text:p text:style-name="P6"><text:tab/><text:span text:style-name="T6">Nokev shrugged. “Some think it’s to do with my FTL drive I designed. Others believe it has to do with a little known planet I stumbled upon years ago when I first came out to The Rim. I stayed on that planet for over ten years before leaving, something in their atmosphere slows the aging process, I think.” He paused. “It doesn’t </text:span><text:span text:style-name="T7">completely stop aging, I do age. I just don’t age like other aliens do.” He shrugged </text:span><text:span text:style-name="T8">again. “That’s all I know.”</text:span></text:p>
      <text:p text:style-name="P6"><text:soft-page-break/><text:tab/><text:span text:style-name="T9">Alicia nodded. “Makes sense, kinda. Maybe you should take me there sometime.”</text:span></text:p>
      <text:p text:style-name="P6"><text:tab/><text:span text:style-name="T9">Nokev smiled. “Well that would be difficult to do, their sun went supernova around twenty years ago. Or so I hear. Could be a lie, could be true. I haven’t been back to check. I’m too afraid of any radiation left over that might muck with my engines or my life. </text:span><text:span text:style-name="T10">It’s just too dangerous.</text:span><text:span text:style-name="T9">”</text:span></text:p>
      <text:p text:style-name="P6"><text:tab/>“<text:span text:style-name="T10">I see.” Alicia said frowning. “I get to grow old, and you just … age slowly. I’ll die before you know it just like your wife.” She froze. “I’m sorry, I didn’t mean it.” Alicia raised her hands to her eyes to hide from her shame.</text:span></text:p>
      <text:p text:style-name="P6"><text:tab/><text:span text:style-name="T10">Nokev rubbed Alicia’s back. “Don’t worry about that. I know you didn’t mean anything by it. She’s been dead for a while now, I’ve been away for a while now. Nothings changed, I’m still the same man you met two years ag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2</text:page-count>) <text:date style:data-style-name="N37" text:date-value="2026-01-14T17:11:37.374632419">01/1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14T17:11:37.305646543</dc:date>
    <meta:editing-duration>PT1H1M55S</meta:editing-duration>
    <meta:editing-cycles>22</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0" meta:word-count="562" meta:character-count="2953" meta:non-whitespace-character-count="2397"/>
  </office:meta>
</office:document-meta>
</file>